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solid" svg:stroke-width="0.003cm" svg:stroke-color="#b2b2b2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style:style style:name="T3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1.239cm" svg:x="2cm" svg:y="1.001cm" svg:viewBox="0 0 17001 1240" draw:points="0,1240 17001,1240 17001,0 0,0">
          <text:p/>
        </draw:polygon>
        <draw:polygon draw:style-name="gr1" draw:text-style-name="P1" draw:layer="layout" svg:width="5.535cm" svg:height="0.618cm" svg:x="2cm" svg:y="1.001cm" svg:viewBox="0 0 5536 619" draw:points="0,619 5536,619 5536,0 0,0">
          <text:p/>
        </draw:polygon>
        <draw:polygon draw:style-name="gr1" draw:text-style-name="P1" draw:layer="layout" svg:width="5.531cm" svg:height="1.239cm" svg:x="7.535cm" svg:y="1.001cm" svg:viewBox="0 0 5532 1240" draw:points="0,1240 5532,1240 5532,0 0,0">
          <text:p/>
        </draw:polygon>
        <draw:polygon draw:style-name="gr1" draw:text-style-name="P1" draw:layer="layout" svg:width="5.934cm" svg:height="0.618cm" svg:x="13.066cm" svg:y="1.001cm" svg:viewBox="0 0 5935 619" draw:points="0,619 5935,619 5935,0 0,0">
          <text:p/>
        </draw:polygon>
        <draw:polygon draw:style-name="gr1" draw:text-style-name="P1" draw:layer="layout" svg:width="5.535cm" svg:height="0.621cm" svg:x="2cm" svg:y="1.619cm" svg:viewBox="0 0 5536 622" draw:points="0,622 5536,622 5536,0 0,0">
          <text:p/>
        </draw:polygon>
        <draw:polygon draw:style-name="gr1" draw:text-style-name="P1" draw:layer="layout" svg:width="5.934cm" svg:height="0.621cm" svg:x="13.066cm" svg:y="1.619cm" svg:viewBox="0 0 5935 622" draw:points="0,622 5935,622 5935,0 0,0">
          <text:p/>
        </draw:polygon>
        <draw:polygon draw:style-name="gr1" draw:text-style-name="P1" draw:layer="layout" svg:width="17.014cm" svg:height="18.944cm" svg:x="2cm" svg:y="2.998cm" svg:viewBox="0 0 17015 18945" draw:points="0,18945 17015,18945 17015,0 0,0">
          <text:p/>
        </draw:polygon>
        <draw:polygon draw:style-name="gr2" draw:text-style-name="P2" draw:layer="layout" svg:width="4.709cm" svg:height="1.298cm" svg:x="2cm" svg:y="2.998cm" svg:viewBox="0 0 4710 1299" draw:points="0,1299 4710,1299 4710,0 0,0">
          <text:p/>
        </draw:polygon>
        <draw:polygon draw:style-name="gr2" draw:text-style-name="P2" draw:layer="layout" svg:width="5.585cm" svg:height="1.298cm" svg:x="6.709cm" svg:y="2.998cm" svg:viewBox="0 0 5586 1299" draw:points="0,1299 5586,1299 5586,0 0,0">
          <text:p/>
        </draw:polygon>
        <draw:polygon draw:style-name="gr2" draw:text-style-name="P2" draw:layer="layout" svg:width="3.993cm" svg:height="1.298cm" svg:x="12.294cm" svg:y="2.998cm" svg:viewBox="0 0 3994 1299" draw:points="0,1299 3994,1299 3994,0 0,0">
          <text:p/>
        </draw:polygon>
        <draw:polygon draw:style-name="gr2" draw:text-style-name="P2" draw:layer="layout" svg:width="2.727cm" svg:height="1.298cm" svg:x="16.287cm" svg:y="2.998cm" svg:viewBox="0 0 2728 1299" draw:points="0,1299 2728,1299 2728,0 0,0">
          <text:p/>
        </draw:polygon>
        <draw:polygon draw:style-name="gr1" draw:text-style-name="P1" draw:layer="layout" svg:width="4.709cm" svg:height="3.528cm" svg:x="2cm" svg:y="4.296cm" svg:viewBox="0 0 4710 3529" draw:points="0,3529 4710,3529 4710,0 0,0">
          <text:p/>
        </draw:polygon>
        <draw:polygon draw:style-name="gr1" draw:text-style-name="P1" draw:layer="layout" svg:width="5.585cm" svg:height="3.528cm" svg:x="6.709cm" svg:y="4.296cm" svg:viewBox="0 0 5586 3529" draw:points="0,3529 5586,3529 5586,0 0,0">
          <text:p/>
        </draw:polygon>
        <draw:polygon draw:style-name="gr1" draw:text-style-name="P1" draw:layer="layout" svg:width="3.993cm" svg:height="3.528cm" svg:x="12.294cm" svg:y="4.296cm" svg:viewBox="0 0 3994 3529" draw:points="0,3529 3994,3529 3994,0 0,0">
          <text:p/>
        </draw:polygon>
        <draw:polygon draw:style-name="gr1" draw:text-style-name="P1" draw:layer="layout" svg:width="2.727cm" svg:height="3.528cm" svg:x="16.287cm" svg:y="4.296cm" svg:viewBox="0 0 2728 3529" draw:points="0,3529 2728,3529 2728,0 0,0">
          <text:p/>
        </draw:polygon>
        <draw:polygon draw:style-name="gr1" draw:text-style-name="P1" draw:layer="layout" svg:width="4.709cm" svg:height="3.531cm" svg:x="2cm" svg:y="7.824cm" svg:viewBox="0 0 4710 3532" draw:points="0,3532 4710,3532 4710,0 0,0">
          <text:p/>
        </draw:polygon>
        <draw:polygon draw:style-name="gr1" draw:text-style-name="P1" draw:layer="layout" svg:width="5.585cm" svg:height="3.531cm" svg:x="6.709cm" svg:y="7.824cm" svg:viewBox="0 0 5586 3532" draw:points="0,3532 5586,3532 5586,0 0,0">
          <text:p/>
        </draw:polygon>
        <draw:polygon draw:style-name="gr1" draw:text-style-name="P1" draw:layer="layout" svg:width="3.993cm" svg:height="3.531cm" svg:x="12.294cm" svg:y="7.824cm" svg:viewBox="0 0 3994 3532" draw:points="0,3532 3994,3532 3994,0 0,0">
          <text:p/>
        </draw:polygon>
        <draw:polygon draw:style-name="gr1" draw:text-style-name="P1" draw:layer="layout" svg:width="2.727cm" svg:height="3.531cm" svg:x="16.287cm" svg:y="7.824cm" svg:viewBox="0 0 2728 3532" draw:points="0,3532 2728,3532 2728,0 0,0">
          <text:p/>
        </draw:polygon>
        <draw:polygon draw:style-name="gr1" draw:text-style-name="P1" draw:layer="layout" svg:width="4.709cm" svg:height="3.528cm" svg:x="2cm" svg:y="11.355cm" svg:viewBox="0 0 4710 3529" draw:points="0,3529 4710,3529 4710,0 0,0">
          <text:p/>
        </draw:polygon>
        <draw:polygon draw:style-name="gr1" draw:text-style-name="P1" draw:layer="layout" svg:width="5.585cm" svg:height="3.528cm" svg:x="6.709cm" svg:y="11.355cm" svg:viewBox="0 0 5586 3529" draw:points="0,3529 5586,3529 5586,0 0,0">
          <text:p/>
        </draw:polygon>
        <draw:polygon draw:style-name="gr1" draw:text-style-name="P1" draw:layer="layout" svg:width="3.993cm" svg:height="3.528cm" svg:x="12.294cm" svg:y="11.355cm" svg:viewBox="0 0 3994 3529" draw:points="0,3529 3994,3529 3994,0 0,0">
          <text:p/>
        </draw:polygon>
        <draw:polygon draw:style-name="gr1" draw:text-style-name="P1" draw:layer="layout" svg:width="2.727cm" svg:height="3.528cm" svg:x="16.287cm" svg:y="11.355cm" svg:viewBox="0 0 2728 3529" draw:points="0,3529 2728,3529 2728,0 0,0">
          <text:p/>
        </draw:polygon>
        <draw:polygon draw:style-name="gr1" draw:text-style-name="P1" draw:layer="layout" svg:width="4.709cm" svg:height="3.532cm" svg:x="2cm" svg:y="14.883cm" svg:viewBox="0 0 4710 3533" draw:points="0,3533 4710,3533 4710,0 0,0">
          <text:p/>
        </draw:polygon>
        <draw:polygon draw:style-name="gr1" draw:text-style-name="P1" draw:layer="layout" svg:width="5.585cm" svg:height="3.532cm" svg:x="6.709cm" svg:y="14.883cm" svg:viewBox="0 0 5586 3533" draw:points="0,3533 5586,3533 5586,0 0,0">
          <text:p/>
        </draw:polygon>
        <draw:polygon draw:style-name="gr1" draw:text-style-name="P1" draw:layer="layout" svg:width="3.993cm" svg:height="3.532cm" svg:x="12.294cm" svg:y="14.883cm" svg:viewBox="0 0 3994 3533" draw:points="0,3533 3994,3533 3994,0 0,0">
          <text:p/>
        </draw:polygon>
        <draw:polygon draw:style-name="gr1" draw:text-style-name="P1" draw:layer="layout" svg:width="2.727cm" svg:height="3.532cm" svg:x="16.287cm" svg:y="14.883cm" svg:viewBox="0 0 2728 3533" draw:points="0,3533 2728,3533 2728,0 0,0">
          <text:p/>
        </draw:polygon>
        <draw:polygon draw:style-name="gr1" draw:text-style-name="P1" draw:layer="layout" svg:width="4.709cm" svg:height="3.527cm" svg:x="2cm" svg:y="18.415cm" svg:viewBox="0 0 4710 3528" draw:points="0,3528 4710,3528 4710,0 0,0">
          <text:p/>
        </draw:polygon>
        <draw:polygon draw:style-name="gr1" draw:text-style-name="P1" draw:layer="layout" svg:width="5.585cm" svg:height="3.527cm" svg:x="6.709cm" svg:y="18.415cm" svg:viewBox="0 0 5586 3528" draw:points="0,3528 5586,3528 5586,0 0,0">
          <text:p/>
        </draw:polygon>
        <draw:polygon draw:style-name="gr1" draw:text-style-name="P1" draw:layer="layout" svg:width="3.993cm" svg:height="3.527cm" svg:x="12.294cm" svg:y="18.415cm" svg:viewBox="0 0 3994 3528" draw:points="0,3528 3994,3528 3994,0 0,0">
          <text:p/>
        </draw:polygon>
        <draw:polygon draw:style-name="gr1" draw:text-style-name="P1" draw:layer="layout" svg:width="2.727cm" svg:height="3.527cm" svg:x="16.287cm" svg:y="18.415cm" svg:viewBox="0 0 2728 3528" draw:points="0,3528 2728,3528 2728,0 0,0">
          <text:p/>
        </draw:polygon>
        <draw:line draw:style-name="gr3" draw:text-style-name="P3" draw:layer="layout" svg:x1="2cm" svg:y1="1.005cm" svg:x2="7.535cm" svg:y2="1.005cm">
          <text:p/>
        </draw:line>
        <draw:line draw:style-name="gr3" draw:text-style-name="P3" draw:layer="layout" svg:x1="7.535cm" svg:y1="1.005cm" svg:x2="13.066cm" svg:y2="1.005cm">
          <text:p/>
        </draw:line>
        <draw:line draw:style-name="gr3" draw:text-style-name="P3" draw:layer="layout" svg:x1="13.066cm" svg:y1="1.005cm" svg:x2="19cm" svg:y2="1.005cm">
          <text:p/>
        </draw:line>
        <draw:line draw:style-name="gr3" draw:text-style-name="P3" draw:layer="layout" svg:x1="2cm" svg:y1="1.622cm" svg:x2="7.535cm" svg:y2="1.622cm">
          <text:p/>
        </draw:line>
        <draw:line draw:style-name="gr3" draw:text-style-name="P3" draw:layer="layout" svg:x1="13.066cm" svg:y1="1.622cm" svg:x2="19cm" svg:y2="1.622cm">
          <text:p/>
        </draw:line>
        <draw:line draw:style-name="gr3" draw:text-style-name="P3" draw:layer="layout" svg:x1="2cm" svg:y1="2.243cm" svg:x2="7.535cm" svg:y2="2.243cm">
          <text:p/>
        </draw:line>
        <draw:line draw:style-name="gr3" draw:text-style-name="P3" draw:layer="layout" svg:x1="7.535cm" svg:y1="2.243cm" svg:x2="13.066cm" svg:y2="2.243cm">
          <text:p/>
        </draw:line>
        <draw:line draw:style-name="gr3" draw:text-style-name="P3" draw:layer="layout" svg:x1="13.066cm" svg:y1="2.243cm" svg:x2="19cm" svg:y2="2.243cm">
          <text:p/>
        </draw:line>
        <draw:line draw:style-name="gr3" draw:text-style-name="P3" draw:layer="layout" svg:x1="2cm" svg:y1="1.622cm" svg:x2="2cm" svg:y2="1.005cm">
          <text:p/>
        </draw:line>
        <draw:line draw:style-name="gr3" draw:text-style-name="P3" draw:layer="layout" svg:x1="2cm" svg:y1="2.243cm" svg:x2="2cm" svg:y2="1.622cm">
          <text:p/>
        </draw:line>
        <draw:line draw:style-name="gr3" draw:text-style-name="P3" draw:layer="layout" svg:x1="7.535cm" svg:y1="1.622cm" svg:x2="7.535cm" svg:y2="1.005cm">
          <text:p/>
        </draw:line>
        <draw:line draw:style-name="gr3" draw:text-style-name="P3" draw:layer="layout" svg:x1="7.535cm" svg:y1="2.243cm" svg:x2="7.535cm" svg:y2="1.622cm">
          <text:p/>
        </draw:line>
        <draw:line draw:style-name="gr3" draw:text-style-name="P3" draw:layer="layout" svg:x1="13.066cm" svg:y1="1.622cm" svg:x2="13.066cm" svg:y2="1.005cm">
          <text:p/>
        </draw:line>
        <draw:line draw:style-name="gr3" draw:text-style-name="P3" draw:layer="layout" svg:x1="13.066cm" svg:y1="2.243cm" svg:x2="13.066cm" svg:y2="1.622cm">
          <text:p/>
        </draw:line>
        <draw:line draw:style-name="gr3" draw:text-style-name="P3" draw:layer="layout" svg:x1="19cm" svg:y1="1.622cm" svg:x2="19cm" svg:y2="1.005cm">
          <text:p/>
        </draw:line>
        <draw:line draw:style-name="gr3" draw:text-style-name="P3" draw:layer="layout" svg:x1="19cm" svg:y1="2.243cm" svg:x2="19cm" svg:y2="1.622cm">
          <text:p/>
        </draw:line>
        <draw:frame draw:style-name="gr4" draw:text-style-name="P5" draw:layer="layout" svg:width="2.788cm" svg:height="0.424cm" svg:x="2.103cm" svg:y="1.099cm">
          <draw:text-box>
            <text:p text:style-name="P4"><text:span text:style-name="T1">ZEEB, CHARLOTTE</text:span></text:p>
          </draw:text-box>
        </draw:frame>
        <draw:frame draw:style-name="gr4" draw:text-style-name="P5" draw:layer="layout" svg:width="4.743cm" svg:height="0.424cm" svg:x="7.962cm" svg:y="1.409cm">
          <draw:text-box>
            <text:p text:style-name="P4"><text:span text:style-name="T1">HELMHOLTZ-ZENTRUM BERLIN</text:span></text:p>
          </draw:text-box>
        </draw:frame>
        <draw:frame draw:style-name="gr4" draw:text-style-name="P5" draw:layer="layout" svg:width="1.975cm" svg:height="0.424cm" svg:x="16.965cm" svg:y="1.099cm">
          <draw:text-box>
            <text:p text:style-name="P4"><text:span text:style-name="T1">1. SEMESTER</text:span></text:p>
          </draw:text-box>
        </draw:frame>
        <draw:frame draw:style-name="gr4" draw:text-style-name="P5" draw:layer="layout" svg:width="4.159cm" svg:height="0.424cm" svg:x="2.103cm" svg:y="1.72cm">
          <draw:text-box>
            <text:p text:style-name="P4"><text:span text:style-name="T1">2016/01/025 – 2016/01/29</text:span></text:p>
          </draw:text-box>
        </draw:frame>
        <draw:line draw:style-name="gr3" draw:text-style-name="P3" draw:layer="layout" svg:x1="2cm" svg:y1="3.002cm" svg:x2="6.709cm" svg:y2="3.002cm">
          <text:p/>
        </draw:line>
        <draw:line draw:style-name="gr3" draw:text-style-name="P3" draw:layer="layout" svg:x1="6.709cm" svg:y1="3.002cm" svg:x2="12.294cm" svg:y2="3.002cm">
          <text:p/>
        </draw:line>
        <draw:line draw:style-name="gr3" draw:text-style-name="P3" draw:layer="layout" svg:x1="12.294cm" svg:y1="3.002cm" svg:x2="16.287cm" svg:y2="3.002cm">
          <text:p/>
        </draw:line>
        <draw:line draw:style-name="gr3" draw:text-style-name="P3" draw:layer="layout" svg:x1="16.287cm" svg:y1="3.002cm" svg:x2="19.014cm" svg:y2="3.002cm">
          <text:p/>
        </draw:line>
        <draw:line draw:style-name="gr3" draw:text-style-name="P3" draw:layer="layout" svg:x1="2cm" svg:y1="4.3cm" svg:x2="6.709cm" svg:y2="4.3cm">
          <text:p/>
        </draw:line>
        <draw:line draw:style-name="gr3" draw:text-style-name="P3" draw:layer="layout" svg:x1="6.709cm" svg:y1="4.3cm" svg:x2="12.294cm" svg:y2="4.3cm">
          <text:p/>
        </draw:line>
        <draw:line draw:style-name="gr3" draw:text-style-name="P3" draw:layer="layout" svg:x1="12.294cm" svg:y1="4.3cm" svg:x2="16.287cm" svg:y2="4.3cm">
          <text:p/>
        </draw:line>
        <draw:line draw:style-name="gr3" draw:text-style-name="P3" draw:layer="layout" svg:x1="16.287cm" svg:y1="4.3cm" svg:x2="19.014cm" svg:y2="4.3cm">
          <text:p/>
        </draw:line>
        <draw:line draw:style-name="gr3" draw:text-style-name="P3" draw:layer="layout" svg:x1="2cm" svg:y1="7.828cm" svg:x2="6.709cm" svg:y2="7.828cm">
          <text:p/>
        </draw:line>
        <draw:line draw:style-name="gr3" draw:text-style-name="P3" draw:layer="layout" svg:x1="6.709cm" svg:y1="7.828cm" svg:x2="12.294cm" svg:y2="7.828cm">
          <text:p/>
        </draw:line>
        <draw:line draw:style-name="gr3" draw:text-style-name="P3" draw:layer="layout" svg:x1="12.294cm" svg:y1="7.828cm" svg:x2="16.287cm" svg:y2="7.828cm">
          <text:p/>
        </draw:line>
        <draw:line draw:style-name="gr3" draw:text-style-name="P3" draw:layer="layout" svg:x1="16.287cm" svg:y1="7.828cm" svg:x2="19.014cm" svg:y2="7.828cm">
          <text:p/>
        </draw:line>
        <draw:line draw:style-name="gr3" draw:text-style-name="P3" draw:layer="layout" svg:x1="2cm" svg:y1="11.359cm" svg:x2="6.709cm" svg:y2="11.359cm">
          <text:p/>
        </draw:line>
        <draw:line draw:style-name="gr3" draw:text-style-name="P3" draw:layer="layout" svg:x1="6.709cm" svg:y1="11.359cm" svg:x2="12.294cm" svg:y2="11.359cm">
          <text:p/>
        </draw:line>
        <draw:line draw:style-name="gr3" draw:text-style-name="P3" draw:layer="layout" svg:x1="12.294cm" svg:y1="11.359cm" svg:x2="16.287cm" svg:y2="11.359cm">
          <text:p/>
        </draw:line>
        <draw:line draw:style-name="gr3" draw:text-style-name="P3" draw:layer="layout" svg:x1="16.287cm" svg:y1="11.359cm" svg:x2="19.014cm" svg:y2="11.359cm">
          <text:p/>
        </draw:line>
        <draw:line draw:style-name="gr3" draw:text-style-name="P3" draw:layer="layout" svg:x1="2cm" svg:y1="14.887cm" svg:x2="6.709cm" svg:y2="14.887cm">
          <text:p/>
        </draw:line>
        <draw:line draw:style-name="gr3" draw:text-style-name="P3" draw:layer="layout" svg:x1="6.709cm" svg:y1="14.887cm" svg:x2="12.294cm" svg:y2="14.887cm">
          <text:p/>
        </draw:line>
        <draw:line draw:style-name="gr3" draw:text-style-name="P3" draw:layer="layout" svg:x1="12.294cm" svg:y1="14.887cm" svg:x2="16.287cm" svg:y2="14.887cm">
          <text:p/>
        </draw:line>
        <draw:line draw:style-name="gr3" draw:text-style-name="P3" draw:layer="layout" svg:x1="16.287cm" svg:y1="14.887cm" svg:x2="19.014cm" svg:y2="14.887cm">
          <text:p/>
        </draw:line>
        <draw:line draw:style-name="gr3" draw:text-style-name="P3" draw:layer="layout" svg:x1="2cm" svg:y1="18.418cm" svg:x2="6.709cm" svg:y2="18.418cm">
          <text:p/>
        </draw:line>
        <draw:line draw:style-name="gr3" draw:text-style-name="P3" draw:layer="layout" svg:x1="6.709cm" svg:y1="18.418cm" svg:x2="12.294cm" svg:y2="18.418cm">
          <text:p/>
        </draw:line>
        <draw:line draw:style-name="gr3" draw:text-style-name="P3" draw:layer="layout" svg:x1="12.294cm" svg:y1="18.418cm" svg:x2="16.287cm" svg:y2="18.418cm">
          <text:p/>
        </draw:line>
        <draw:line draw:style-name="gr3" draw:text-style-name="P3" draw:layer="layout" svg:x1="16.287cm" svg:y1="18.418cm" svg:x2="19.014cm" svg:y2="18.418cm">
          <text:p/>
        </draw:line>
        <draw:line draw:style-name="gr3" draw:text-style-name="P3" draw:layer="layout" svg:x1="2cm" svg:y1="21.946cm" svg:x2="6.709cm" svg:y2="21.946cm">
          <text:p/>
        </draw:line>
        <draw:line draw:style-name="gr3" draw:text-style-name="P3" draw:layer="layout" svg:x1="6.709cm" svg:y1="21.946cm" svg:x2="12.294cm" svg:y2="21.946cm">
          <text:p/>
        </draw:line>
        <draw:line draw:style-name="gr3" draw:text-style-name="P3" draw:layer="layout" svg:x1="12.294cm" svg:y1="21.946cm" svg:x2="16.287cm" svg:y2="21.946cm">
          <text:p/>
        </draw:line>
        <draw:line draw:style-name="gr3" draw:text-style-name="P3" draw:layer="layout" svg:x1="16.287cm" svg:y1="21.946cm" svg:x2="19.014cm" svg:y2="21.946cm">
          <text:p/>
        </draw:line>
        <draw:line draw:style-name="gr3" draw:text-style-name="P3" draw:layer="layout" svg:x1="2cm" svg:y1="4.3cm" svg:x2="2cm" svg:y2="3.002cm">
          <text:p/>
        </draw:line>
        <draw:line draw:style-name="gr3" draw:text-style-name="P3" draw:layer="layout" svg:x1="2cm" svg:y1="7.828cm" svg:x2="2cm" svg:y2="4.3cm">
          <text:p/>
        </draw:line>
        <draw:line draw:style-name="gr3" draw:text-style-name="P3" draw:layer="layout" svg:x1="2cm" svg:y1="11.359cm" svg:x2="2cm" svg:y2="7.828cm">
          <text:p/>
        </draw:line>
        <draw:line draw:style-name="gr3" draw:text-style-name="P3" draw:layer="layout" svg:x1="2cm" svg:y1="14.887cm" svg:x2="2cm" svg:y2="11.359cm">
          <text:p/>
        </draw:line>
        <draw:line draw:style-name="gr3" draw:text-style-name="P3" draw:layer="layout" svg:x1="2cm" svg:y1="18.418cm" svg:x2="2cm" svg:y2="14.887cm">
          <text:p/>
        </draw:line>
        <draw:line draw:style-name="gr3" draw:text-style-name="P3" draw:layer="layout" svg:x1="2cm" svg:y1="21.946cm" svg:x2="2cm" svg:y2="18.418cm">
          <text:p/>
        </draw:line>
        <draw:line draw:style-name="gr3" draw:text-style-name="P3" draw:layer="layout" svg:x1="6.709cm" svg:y1="4.3cm" svg:x2="6.709cm" svg:y2="3.002cm">
          <text:p/>
        </draw:line>
        <draw:line draw:style-name="gr3" draw:text-style-name="P3" draw:layer="layout" svg:x1="6.709cm" svg:y1="7.828cm" svg:x2="6.709cm" svg:y2="4.3cm">
          <text:p/>
        </draw:line>
        <draw:line draw:style-name="gr3" draw:text-style-name="P3" draw:layer="layout" svg:x1="6.709cm" svg:y1="11.359cm" svg:x2="6.709cm" svg:y2="7.828cm">
          <text:p/>
        </draw:line>
        <draw:line draw:style-name="gr3" draw:text-style-name="P3" draw:layer="layout" svg:x1="6.709cm" svg:y1="14.887cm" svg:x2="6.709cm" svg:y2="11.359cm">
          <text:p/>
        </draw:line>
        <draw:line draw:style-name="gr3" draw:text-style-name="P3" draw:layer="layout" svg:x1="6.709cm" svg:y1="18.418cm" svg:x2="6.709cm" svg:y2="14.887cm">
          <text:p/>
        </draw:line>
        <draw:line draw:style-name="gr3" draw:text-style-name="P3" draw:layer="layout" svg:x1="6.709cm" svg:y1="21.946cm" svg:x2="6.709cm" svg:y2="18.418cm">
          <text:p/>
        </draw:line>
        <draw:line draw:style-name="gr3" draw:text-style-name="P3" draw:layer="layout" svg:x1="12.294cm" svg:y1="4.3cm" svg:x2="12.294cm" svg:y2="3.002cm">
          <text:p/>
        </draw:line>
        <draw:line draw:style-name="gr3" draw:text-style-name="P3" draw:layer="layout" svg:x1="12.294cm" svg:y1="7.828cm" svg:x2="12.294cm" svg:y2="4.3cm">
          <text:p/>
        </draw:line>
        <draw:line draw:style-name="gr3" draw:text-style-name="P3" draw:layer="layout" svg:x1="12.294cm" svg:y1="11.359cm" svg:x2="12.294cm" svg:y2="7.828cm">
          <text:p/>
        </draw:line>
        <draw:line draw:style-name="gr3" draw:text-style-name="P3" draw:layer="layout" svg:x1="12.294cm" svg:y1="14.887cm" svg:x2="12.294cm" svg:y2="11.359cm">
          <text:p/>
        </draw:line>
        <draw:line draw:style-name="gr3" draw:text-style-name="P3" draw:layer="layout" svg:x1="12.294cm" svg:y1="18.418cm" svg:x2="12.294cm" svg:y2="14.887cm">
          <text:p/>
        </draw:line>
        <draw:line draw:style-name="gr3" draw:text-style-name="P3" draw:layer="layout" svg:x1="12.294cm" svg:y1="21.946cm" svg:x2="12.294cm" svg:y2="18.418cm">
          <text:p/>
        </draw:line>
        <draw:line draw:style-name="gr3" draw:text-style-name="P3" draw:layer="layout" svg:x1="16.287cm" svg:y1="4.3cm" svg:x2="16.287cm" svg:y2="3.002cm">
          <text:p/>
        </draw:line>
        <draw:line draw:style-name="gr3" draw:text-style-name="P3" draw:layer="layout" svg:x1="16.287cm" svg:y1="7.828cm" svg:x2="16.287cm" svg:y2="4.3cm">
          <text:p/>
        </draw:line>
        <draw:line draw:style-name="gr3" draw:text-style-name="P3" draw:layer="layout" svg:x1="16.287cm" svg:y1="11.359cm" svg:x2="16.287cm" svg:y2="7.828cm">
          <text:p/>
        </draw:line>
        <draw:line draw:style-name="gr3" draw:text-style-name="P3" draw:layer="layout" svg:x1="16.287cm" svg:y1="14.887cm" svg:x2="16.287cm" svg:y2="11.359cm">
          <text:p/>
        </draw:line>
        <draw:line draw:style-name="gr3" draw:text-style-name="P3" draw:layer="layout" svg:x1="16.287cm" svg:y1="18.418cm" svg:x2="16.287cm" svg:y2="14.887cm">
          <text:p/>
        </draw:line>
        <draw:line draw:style-name="gr3" draw:text-style-name="P3" draw:layer="layout" svg:x1="16.287cm" svg:y1="21.946cm" svg:x2="16.287cm" svg:y2="18.418cm">
          <text:p/>
        </draw:line>
        <draw:line draw:style-name="gr3" draw:text-style-name="P3" draw:layer="layout" svg:x1="19.014cm" svg:y1="4.3cm" svg:x2="19.014cm" svg:y2="3.002cm">
          <text:p/>
        </draw:line>
        <draw:line draw:style-name="gr3" draw:text-style-name="P3" draw:layer="layout" svg:x1="19.014cm" svg:y1="7.828cm" svg:x2="19.014cm" svg:y2="4.3cm">
          <text:p/>
        </draw:line>
        <draw:line draw:style-name="gr3" draw:text-style-name="P3" draw:layer="layout" svg:x1="19.014cm" svg:y1="11.359cm" svg:x2="19.014cm" svg:y2="7.828cm">
          <text:p/>
        </draw:line>
        <draw:line draw:style-name="gr3" draw:text-style-name="P3" draw:layer="layout" svg:x1="19.014cm" svg:y1="14.887cm" svg:x2="19.014cm" svg:y2="11.359cm">
          <text:p/>
        </draw:line>
        <draw:line draw:style-name="gr3" draw:text-style-name="P3" draw:layer="layout" svg:x1="19.014cm" svg:y1="18.418cm" svg:x2="19.014cm" svg:y2="14.887cm">
          <text:p/>
        </draw:line>
        <draw:line draw:style-name="gr3" draw:text-style-name="P3" draw:layer="layout" svg:x1="19.014cm" svg:y1="21.946cm" svg:x2="19.014cm" svg:y2="18.418cm">
          <text:p/>
        </draw:line>
        <draw:frame draw:style-name="gr4" draw:text-style-name="P5" draw:layer="layout" svg:width="1.835cm" svg:height="0.424cm" svg:x="17.106cm" svg:y="1.72cm">
          <draw:text-box>
            <text:p text:style-name="P4"><text:span text:style-name="T1">KW 05 2016</text:span></text:p>
          </draw:text-box>
        </draw:frame>
        <draw:frame draw:style-name="gr4" draw:text-style-name="P5" draw:layer="layout" svg:width="0.595cm" svg:height="0.424cm" svg:x="4.064cm" svg:y="3.438cm">
          <draw:text-box>
            <text:p text:style-name="P4"><text:span text:style-name="T1">TAG</text:span></text:p>
          </draw:text-box>
        </draw:frame>
        <draw:frame draw:style-name="gr4" draw:text-style-name="P5" draw:layer="layout" svg:width="1.115cm" svg:height="0.424cm" svg:x="8.954cm" svg:y="3.438cm">
          <draw:text-box>
            <text:p text:style-name="P4"><text:span text:style-name="T1">INHALT</text:span></text:p>
          </draw:text-box>
        </draw:frame>
        <draw:frame draw:style-name="gr4" draw:text-style-name="P5" draw:layer="layout" svg:width="1.979cm" svg:height="0.424cm" svg:x="13.314cm" svg:y="3.438cm">
          <draw:text-box>
            <text:p text:style-name="P4"><text:span text:style-name="T1">ARBEITSZEIT</text:span></text:p>
          </draw:text-box>
        </draw:frame>
        <draw:frame draw:style-name="gr4" draw:text-style-name="P5" draw:layer="layout" svg:width="0.645cm" svg:height="0.424cm" svg:x="17.332cm" svg:y="3.438cm">
          <draw:text-box>
            <text:p text:style-name="P4"><text:span text:style-name="T1">ORT</text:span></text:p>
          </draw:text-box>
        </draw:frame>
        <draw:frame draw:style-name="gr4" draw:text-style-name="P5" draw:layer="layout" svg:width="3.41cm" svg:height="0.424cm" svg:x="2.674cm" svg:y="5.851cm">
          <draw:text-box>
            <text:p text:style-name="P4"><text:span text:style-name="T1">2016/01/25– MONTAG</text:span></text:p>
          </draw:text-box>
        </draw:frame>
        <draw:frame draw:style-name="gr4" draw:text-style-name="P5" draw:layer="layout" svg:width="5.158cm" svg:height="0.424cm" svg:x="7.003cm" svg:y="4.394cm">
          <draw:text-box>
            <text:p text:style-name="P4"><text:span text:style-name="T2">CISCO:</text:span><text:span text:style-name="T3"> Chapter 2 + 3 gelesen und</text:span></text:p>
          </draw:text-box>
        </draw:frame>
        <draw:frame draw:style-name="gr4" draw:text-style-name="P5" draw:layer="layout" svg:width="4.028cm" svg:height="0.424cm" svg:x="7.546cm" svg:y="4.817cm">
          <draw:text-box>
            <text:p text:style-name="P4"><text:span text:style-name="T3">Examen 2 + 3 durchlaufen</text:span></text:p>
          </draw:text-box>
        </draw:frame>
        <draw:frame draw:style-name="gr4" draw:text-style-name="P5" draw:layer="layout" svg:width="2.419cm" svg:height="0.424cm" svg:x="8.322cm" svg:y="5.241cm">
          <draw:text-box>
            <text:p text:style-name="P4"><text:span text:style-name="T3">(83,7%) + (63%).</text:span></text:p>
          </draw:text-box>
        </draw:frame>
        <draw:frame draw:style-name="gr4" draw:text-style-name="P5" draw:layer="layout" svg:width="4.54cm" svg:height="0.424cm" svg:x="7.292cm" svg:y="5.664cm">
          <draw:text-box>
            <text:p text:style-name="P4"><text:span text:style-name="T2">HELPDESK:</text:span><text:span text:style-name="T3"> Arbeitsplatz nach</text:span></text:p>
          </draw:text-box>
        </draw:frame>
        <draw:frame draw:style-name="gr4" draw:text-style-name="P5" draw:layer="layout" svg:width="4.841cm" svg:height="0.424cm" svg:x="7.158cm" svg:y="6.087cm">
          <draw:text-box>
            <text:p text:style-name="P4"><text:span text:style-name="T3">Umzug einer Arbeitskollegin in</text:span></text:p>
          </draw:text-box>
        </draw:frame>
        <draw:frame draw:style-name="gr4" draw:text-style-name="P5" draw:layer="layout" svg:width="3.969cm" svg:height="0.424cm" svg:x="7.571cm" svg:y="6.511cm">
          <draw:text-box>
            <text:p text:style-name="P4"><text:span text:style-name="T3">Gebäude GE eingerichtet.</text:span></text:p>
          </draw:text-box>
        </draw:frame>
        <draw:frame draw:style-name="gr4" draw:text-style-name="P5" draw:layer="layout" svg:width="3.165cm" svg:height="0.424cm" svg:x="7.952cm" svg:y="6.934cm">
          <draw:text-box>
            <text:p text:style-name="P4"><text:span text:style-name="T2">AZUBIRUNDE:</text:span><text:span text:style-name="T3"> Nichts</text:span></text:p>
          </draw:text-box>
        </draw:frame>
        <draw:frame draw:style-name="gr4" draw:text-style-name="P5" draw:layer="layout" svg:width="2.479cm" svg:height="0.424cm" svg:x="8.28cm" svg:y="7.357cm">
          <draw:text-box>
            <text:p text:style-name="P4"><text:span text:style-name="T3">Nennenswertes.</text:span></text:p>
          </draw:text-box>
        </draw:frame>
        <draw:frame draw:style-name="gr4" draw:text-style-name="P5" draw:layer="layout" svg:width="1.793cm" svg:height="0.424cm" svg:x="13.399cm" svg:y="5.851cm">
          <draw:text-box>
            <text:p text:style-name="P4"><text:span text:style-name="T3">0658 – 1543</text:span></text:p>
          </draw:text-box>
        </draw:frame>
        <draw:frame draw:style-name="gr4" draw:text-style-name="P5" draw:layer="layout" svg:width="0.633cm" svg:height="0.424cm" svg:x="17.325cm" svg:y="5.851cm">
          <draw:text-box>
            <text:p text:style-name="P4"><text:span text:style-name="T3">HZB</text:span></text:p>
          </draw:text-box>
        </draw:frame>
        <draw:frame draw:style-name="gr4" draw:text-style-name="P5" draw:layer="layout" svg:width="3.702cm" svg:height="0.424cm" svg:x="2.536cm" svg:y="9.379cm">
          <draw:text-box>
            <text:p text:style-name="P4"><text:span text:style-name="T1">2016/01/26 – DIENSTAG</text:span></text:p>
          </draw:text-box>
        </draw:frame>
        <draw:frame draw:style-name="gr4" draw:text-style-name="P5" draw:layer="layout" svg:width="4.015cm" svg:height="0.424cm" svg:x="7.549cm" svg:y="8.955cm">
          <draw:text-box>
            <text:p text:style-name="P4"><text:span text:style-name="T2">CISCO:</text:span><text:span text:style-name="T3"> Chapter 4 gelesen.</text:span></text:p>
          </draw:text-box>
        </draw:frame>
        <draw:frame draw:style-name="gr4" draw:text-style-name="P5" draw:layer="layout" svg:width="3.55cm" svg:height="0.424cm" svg:x="7.775cm" svg:y="9.379cm">
          <draw:text-box>
            <text:p text:style-name="P4"><text:span text:style-name="T2">SONSTIGES:</text:span><text:span text:style-name="T3"> Bibliothek</text:span></text:p>
          </draw:text-box>
        </draw:frame>
        <draw:frame draw:style-name="gr4" draw:text-style-name="P5" draw:layer="layout" svg:width="1.987cm" svg:height="0.424cm" svg:x="8.52cm" svg:y="9.802cm">
          <draw:text-box>
            <text:p text:style-name="P4"><text:span text:style-name="T3">ausgeräumt.</text:span></text:p>
          </draw:text-box>
        </draw:frame>
        <draw:frame draw:style-name="gr4" draw:text-style-name="P5" draw:layer="layout" svg:width="1.81cm" svg:height="0.424cm" svg:x="13.388cm" svg:y="9.379cm">
          <draw:text-box>
            <text:p text:style-name="P4"><text:span text:style-name="T3">0700 – 1540</text:span></text:p>
          </draw:text-box>
        </draw:frame>
        <draw:frame draw:style-name="gr4" draw:text-style-name="P5" draw:layer="layout" svg:width="0.633cm" svg:height="0.424cm" svg:x="17.325cm" svg:y="9.379cm">
          <draw:text-box>
            <text:p text:style-name="P4"><text:span text:style-name="T3">HZB</text:span></text:p>
          </draw:text-box>
        </draw:frame>
        <draw:frame draw:style-name="gr4" draw:text-style-name="P5" draw:layer="layout" svg:width="3.859cm" svg:height="0.424cm" svg:x="2.455cm" svg:y="12.91cm">
          <draw:text-box>
            <text:p text:style-name="P4"><text:span text:style-name="T1">2016/01/27 – MITTWOCH</text:span></text:p>
          </draw:text-box>
        </draw:frame>
        <draw:frame draw:style-name="gr4" draw:text-style-name="P5" draw:layer="layout" svg:width="4.489cm" svg:height="0.424cm" svg:x="7.32cm" svg:y="11.852cm">
          <draw:text-box>
            <text:p text:style-name="P4"><text:span text:style-name="T2">CISCO:</text:span><text:span text:style-name="T3"> Chapter 4 wiederholt.</text:span></text:p>
          </draw:text-box>
        </draw:frame>
        <draw:frame draw:style-name="gr4" draw:text-style-name="P5" draw:layer="layout" svg:width="4.307cm" svg:height="0.424cm" svg:x="7.408cm" svg:y="12.275cm">
          <draw:text-box>
            <text:p text:style-name="P4"><text:span text:style-name="T3">Chapter 4 Test durchlaufen.</text:span></text:p>
          </draw:text-box>
        </draw:frame>
        <draw:frame draw:style-name="gr4" draw:text-style-name="P5" draw:layer="layout" svg:width="3.961cm" svg:height="0.424cm" svg:x="7.574cm" svg:y="12.698cm">
          <draw:text-box>
            <text:p text:style-name="P4"><text:span text:style-name="T2">SONSTIGES:</text:span><text:span text:style-name="T3"> Präsentation</text:span></text:p>
          </draw:text-box>
        </draw:frame>
        <draw:frame draw:style-name="gr4" draw:text-style-name="P5" draw:layer="layout" svg:width="1.712cm" svg:height="0.424cm" svg:x="8.657cm" svg:y="13.122cm">
          <draw:text-box>
            <text:p text:style-name="P4"><text:span text:style-name="T3">gearbeitet.</text:span></text:p>
          </draw:text-box>
        </draw:frame>
        <draw:frame draw:style-name="gr4" draw:text-style-name="P5" draw:layer="layout" svg:width="3.859cm" svg:height="0.424cm" svg:x="7.627cm" svg:y="13.545cm">
          <draw:text-box>
            <text:p text:style-name="P4"><text:span text:style-name="T3">Hardware der Bibliothek</text:span></text:p>
          </draw:text-box>
        </draw:frame>
        <draw:frame draw:style-name="gr4" draw:text-style-name="P5" draw:layer="layout" svg:width="2.25cm" svg:height="0.424cm" svg:x="8.393cm" svg:y="13.968cm">
          <draw:text-box>
            <text:p text:style-name="P4"><text:span text:style-name="T3">ausgesondert.</text:span></text:p>
          </draw:text-box>
        </draw:frame>
        <draw:frame draw:style-name="gr4" draw:text-style-name="P5" draw:layer="layout" svg:width="1.75cm" svg:height="0.424cm" svg:x="13.416cm" svg:y="12.91cm">
          <draw:text-box>
            <text:p text:style-name="P4"><text:span text:style-name="T3">0659 – 1527</text:span></text:p>
          </draw:text-box>
        </draw:frame>
        <draw:frame draw:style-name="gr4" draw:text-style-name="P5" draw:layer="layout" svg:width="0.633cm" svg:height="0.424cm" svg:x="17.325cm" svg:y="12.91cm">
          <draw:text-box>
            <text:p text:style-name="P4"><text:span text:style-name="T3">HZB</text:span></text:p>
          </draw:text-box>
        </draw:frame>
        <draw:frame draw:style-name="gr4" draw:text-style-name="P5" draw:layer="layout" svg:width="4.295cm" svg:height="0.424cm" svg:x="2.24cm" svg:y="16.438cm">
          <draw:text-box>
            <text:p text:style-name="P4"><text:span text:style-name="T1">2016/01/28 – DONNERSTAG</text:span></text:p>
          </draw:text-box>
        </draw:frame>
        <draw:frame draw:style-name="gr4" draw:text-style-name="P5" draw:layer="layout" svg:width="3.952cm" svg:height="0.424cm" svg:x="7.578cm" svg:y="15.591cm">
          <draw:text-box>
            <text:p text:style-name="P4"><text:span text:style-name="T2">CISCO:</text:span><text:span text:style-name="T3"> Chatper 4 Examen</text:span></text:p>
          </draw:text-box>
        </draw:frame>
        <draw:frame draw:style-name="gr4" draw:text-style-name="P5" draw:layer="layout" svg:width="2.978cm" svg:height="0.424cm" svg:x="8.047cm" svg:y="16.014cm">
          <draw:text-box>
            <text:p text:style-name="P4"><text:span text:style-name="T3">durchlaufen (80%).</text:span></text:p>
          </draw:text-box>
        </draw:frame>
        <draw:frame draw:style-name="gr4" draw:text-style-name="P5" draw:layer="layout" svg:width="5.087cm" svg:height="0.424cm" svg:x="7.041cm" svg:y="16.438cm">
          <draw:text-box>
            <text:p text:style-name="P4"><text:span text:style-name="T2">SONSTIGES:</text:span><text:span text:style-name="T3"> Schüler über unsere</text:span></text:p>
          </draw:text-box>
        </draw:frame>
        <draw:frame draw:style-name="gr4" draw:text-style-name="P5" draw:layer="layout" svg:width="3.139cm" svg:height="0.424cm" svg:x="7.969cm" svg:y="16.861cm">
          <draw:text-box>
            <text:p text:style-name="P4"><text:span text:style-name="T3">Abteilung infomiert.</text:span></text:p>
          </draw:text-box>
        </draw:frame>
        <draw:frame draw:style-name="gr4" draw:text-style-name="P5" draw:layer="layout" svg:width="4.324cm" svg:height="0.424cm" svg:x="7.398cm" svg:y="17.284cm">
          <draw:text-box>
            <text:p text:style-name="P4"><text:span text:style-name="T3">An Präsentation gearbeitet.</text:span></text:p>
          </draw:text-box>
        </draw:frame>
        <draw:frame draw:style-name="gr4" draw:text-style-name="P5" draw:layer="layout" svg:width="1.81cm" svg:height="0.424cm" svg:x="13.388cm" svg:y="16.438cm">
          <draw:text-box>
            <text:p text:style-name="P4"><text:span text:style-name="T3">0659 – 1540</text:span></text:p>
          </draw:text-box>
        </draw:frame>
        <draw:frame draw:style-name="gr4" draw:text-style-name="P5" draw:layer="layout" svg:width="0.633cm" svg:height="0.424cm" svg:x="17.325cm" svg:y="16.438cm">
          <draw:text-box>
            <text:p text:style-name="P4"><text:span text:style-name="T3">HZB</text:span></text:p>
          </draw:text-box>
        </draw:frame>
        <draw:frame draw:style-name="gr4" draw:text-style-name="P5" draw:layer="layout" svg:width="3.435cm" svg:height="0.424cm" svg:x="2.667cm" svg:y="19.969cm">
          <draw:text-box>
            <text:p text:style-name="P4"><text:span text:style-name="T1">2016/01/28 – FREITAG</text:span></text:p>
          </draw:text-box>
        </draw:frame>
        <draw:frame draw:style-name="gr4" draw:text-style-name="P5" draw:layer="layout" svg:width="3.989cm" svg:height="0.424cm" svg:x="7.56cm" svg:y="19.334cm">
          <draw:text-box>
            <text:p text:style-name="P4"><text:span text:style-name="T2">CISCO: </text:span><text:span text:style-name="T3">Chapter 5 gelesen.</text:span></text:p>
          </draw:text-box>
        </draw:frame>
        <draw:frame draw:style-name="gr4" draw:text-style-name="P5" draw:layer="layout" svg:width="4.274cm" svg:height="0.424cm" svg:x="7.43cm" svg:y="19.757cm">
          <draw:text-box>
            <text:p text:style-name="P4"><text:span text:style-name="T2">SONSTIGES: </text:span><text:span text:style-name="T3">An HZB Projekt</text:span></text:p>
          </draw:text-box>
        </draw:frame>
        <draw:frame draw:style-name="gr4" draw:text-style-name="P5" draw:layer="layout" svg:width="1.712cm" svg:height="0.424cm" svg:x="8.657cm" svg:y="20.181cm">
          <draw:text-box>
            <text:p text:style-name="P4"><text:span text:style-name="T3">gearbeitet.</text:span></text:p>
          </draw:text-box>
        </draw:frame>
        <draw:frame draw:style-name="gr4" draw:text-style-name="P5" draw:layer="layout" svg:width="4.324cm" svg:height="0.424cm" svg:x="7.398cm" svg:y="20.604cm">
          <draw:text-box>
            <text:p text:style-name="P4"><text:span text:style-name="T3">An Präsentation gearbeitet.</text:span></text:p>
          </draw:text-box>
        </draw:frame>
        <draw:frame draw:style-name="gr4" draw:text-style-name="P5" draw:layer="layout" svg:width="1.788cm" svg:height="0.424cm" svg:x="13.399cm" svg:y="19.969cm">
          <draw:text-box>
            <text:p text:style-name="P4"><text:span text:style-name="T3">0700 – 1542</text:span></text:p>
          </draw:text-box>
        </draw:frame>
        <draw:line draw:style-name="gr5" draw:text-style-name="P3" draw:layer="layout" svg:x1="2cm" svg:y1="24.987cm" svg:x2="7.665cm" svg:y2="24.987cm">
          <text:p/>
        </draw:line>
        <draw:line draw:style-name="gr5" draw:text-style-name="P3" draw:layer="layout" svg:x1="13.335cm" svg:y1="24.987cm" svg:x2="19cm" svg:y2="24.987cm">
          <text:p/>
        </draw:line>
        <draw:frame draw:style-name="gr4" draw:text-style-name="P5" draw:layer="layout" svg:width="0.633cm" svg:height="0.424cm" svg:x="17.325cm" svg:y="19.969cm">
          <draw:text-box>
            <text:p text:style-name="P4"><text:span text:style-name="T3">HZB</text:span></text:p>
          </draw:text-box>
        </draw:frame>
        <draw:frame draw:style-name="gr4" draw:text-style-name="P5" draw:layer="layout" svg:width="3.439cm" svg:height="0.424cm" svg:x="2.103cm" svg:y="25.081cm">
          <draw:text-box>
            <text:p text:style-name="P4"><text:span text:style-name="T3">Unterschrift Ausbilder</text:span></text:p>
          </draw:text-box>
        </draw:frame>
        <draw:line draw:style-name="gr5" draw:text-style-name="P3" draw:layer="layout" svg:x1="7.665cm" svg:y1="27.195cm" svg:x2="13.335cm" svg:y2="27.195cm">
          <text:p/>
        </draw:line>
        <draw:frame draw:style-name="gr4" draw:text-style-name="P5" draw:layer="layout" svg:width="4.388cm" svg:height="0.424cm" svg:x="14.46cm" svg:y="25.081cm">
          <draw:text-box>
            <text:p text:style-name="P4"><text:span text:style-name="T3">Unterschrift Auszubildender</text:span></text:p>
          </draw:text-box>
        </draw:frame>
        <draw:frame draw:style-name="gr4" draw:text-style-name="P5" draw:layer="layout" svg:width="7.021cm" svg:height="0.424cm" svg:x="6.946cm" svg:y="27.293cm">
          <draw:text-box>
            <text:p text:style-name="P4"><text:span text:style-name="T3">Unterschrift Klassenlehrer/Außerbetriebliche</text:span></text:p>
          </draw:text-box>
        </draw:frame>
        <draw:frame draw:style-name="gr4" draw:text-style-name="P5" draw:layer="layout" svg:width="1.839cm" svg:height="0.424cm" svg:x="9.56cm" svg:y="27.716cm">
          <draw:text-box>
            <text:p text:style-name="P4"><text:span text:style-name="T3">Fortbildung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cm" svg:height="1.239cm" svg:x="2cm" svg:y="1.001cm" svg:viewBox="0 0 17001 1240" draw:points="0,1240 17001,1240 17001,0 0,0">
          <text:p/>
        </draw:polygon>
        <draw:polygon draw:style-name="gr1" draw:text-style-name="P1" draw:layer="layout" svg:width="5.535cm" svg:height="0.618cm" svg:x="2cm" svg:y="1.001cm" svg:viewBox="0 0 5536 619" draw:points="0,619 5536,619 5536,0 0,0">
          <text:p/>
        </draw:polygon>
        <draw:polygon draw:style-name="gr1" draw:text-style-name="P1" draw:layer="layout" svg:width="5.531cm" svg:height="1.239cm" svg:x="7.535cm" svg:y="1.001cm" svg:viewBox="0 0 5532 1240" draw:points="0,1240 5532,1240 5532,0 0,0">
          <text:p/>
        </draw:polygon>
        <draw:polygon draw:style-name="gr1" draw:text-style-name="P1" draw:layer="layout" svg:width="5.934cm" svg:height="0.618cm" svg:x="13.066cm" svg:y="1.001cm" svg:viewBox="0 0 5935 619" draw:points="0,619 5935,619 5935,0 0,0">
          <text:p/>
        </draw:polygon>
        <draw:polygon draw:style-name="gr1" draw:text-style-name="P1" draw:layer="layout" svg:width="5.535cm" svg:height="0.621cm" svg:x="2cm" svg:y="1.619cm" svg:viewBox="0 0 5536 622" draw:points="0,622 5536,622 5536,0 0,0">
          <text:p/>
        </draw:polygon>
        <draw:polygon draw:style-name="gr1" draw:text-style-name="P1" draw:layer="layout" svg:width="5.934cm" svg:height="0.621cm" svg:x="13.066cm" svg:y="1.619cm" svg:viewBox="0 0 5935 622" draw:points="0,622 5935,622 5935,0 0,0">
          <text:p/>
        </draw:polygon>
        <draw:line draw:style-name="gr3" draw:text-style-name="P3" draw:layer="layout" svg:x1="2cm" svg:y1="1.005cm" svg:x2="7.535cm" svg:y2="1.005cm">
          <text:p/>
        </draw:line>
        <draw:line draw:style-name="gr3" draw:text-style-name="P3" draw:layer="layout" svg:x1="7.535cm" svg:y1="1.005cm" svg:x2="13.066cm" svg:y2="1.005cm">
          <text:p/>
        </draw:line>
        <draw:line draw:style-name="gr3" draw:text-style-name="P3" draw:layer="layout" svg:x1="13.066cm" svg:y1="1.005cm" svg:x2="19cm" svg:y2="1.005cm">
          <text:p/>
        </draw:line>
        <draw:line draw:style-name="gr3" draw:text-style-name="P3" draw:layer="layout" svg:x1="2cm" svg:y1="1.622cm" svg:x2="7.535cm" svg:y2="1.622cm">
          <text:p/>
        </draw:line>
        <draw:line draw:style-name="gr3" draw:text-style-name="P3" draw:layer="layout" svg:x1="13.066cm" svg:y1="1.622cm" svg:x2="19cm" svg:y2="1.622cm">
          <text:p/>
        </draw:line>
        <draw:line draw:style-name="gr3" draw:text-style-name="P3" draw:layer="layout" svg:x1="2cm" svg:y1="2.243cm" svg:x2="7.535cm" svg:y2="2.243cm">
          <text:p/>
        </draw:line>
        <draw:line draw:style-name="gr3" draw:text-style-name="P3" draw:layer="layout" svg:x1="7.535cm" svg:y1="2.243cm" svg:x2="13.066cm" svg:y2="2.243cm">
          <text:p/>
        </draw:line>
        <draw:line draw:style-name="gr3" draw:text-style-name="P3" draw:layer="layout" svg:x1="13.066cm" svg:y1="2.243cm" svg:x2="19cm" svg:y2="2.243cm">
          <text:p/>
        </draw:line>
        <draw:line draw:style-name="gr3" draw:text-style-name="P3" draw:layer="layout" svg:x1="2cm" svg:y1="1.622cm" svg:x2="2cm" svg:y2="1.005cm">
          <text:p/>
        </draw:line>
        <draw:line draw:style-name="gr3" draw:text-style-name="P3" draw:layer="layout" svg:x1="2cm" svg:y1="2.243cm" svg:x2="2cm" svg:y2="1.622cm">
          <text:p/>
        </draw:line>
        <draw:line draw:style-name="gr3" draw:text-style-name="P3" draw:layer="layout" svg:x1="7.535cm" svg:y1="1.622cm" svg:x2="7.535cm" svg:y2="1.005cm">
          <text:p/>
        </draw:line>
        <draw:line draw:style-name="gr3" draw:text-style-name="P3" draw:layer="layout" svg:x1="7.535cm" svg:y1="2.243cm" svg:x2="7.535cm" svg:y2="1.622cm">
          <text:p/>
        </draw:line>
        <draw:line draw:style-name="gr3" draw:text-style-name="P3" draw:layer="layout" svg:x1="13.066cm" svg:y1="1.622cm" svg:x2="13.066cm" svg:y2="1.005cm">
          <text:p/>
        </draw:line>
        <draw:line draw:style-name="gr3" draw:text-style-name="P3" draw:layer="layout" svg:x1="13.066cm" svg:y1="2.243cm" svg:x2="13.066cm" svg:y2="1.622cm">
          <text:p/>
        </draw:line>
        <draw:line draw:style-name="gr3" draw:text-style-name="P3" draw:layer="layout" svg:x1="19cm" svg:y1="1.622cm" svg:x2="19cm" svg:y2="1.005cm">
          <text:p/>
        </draw:line>
        <draw:line draw:style-name="gr3" draw:text-style-name="P3" draw:layer="layout" svg:x1="19cm" svg:y1="2.243cm" svg:x2="19cm" svg:y2="1.622cm">
          <text:p/>
        </draw:line>
        <draw:frame draw:style-name="gr4" draw:text-style-name="P5" draw:layer="layout" svg:width="2.788cm" svg:height="0.424cm" svg:x="2.103cm" svg:y="1.099cm">
          <draw:text-box>
            <text:p text:style-name="P4"><text:span text:style-name="T1">ZEEB, CHARLOTTE</text:span></text:p>
          </draw:text-box>
        </draw:frame>
        <draw:frame draw:style-name="gr4" draw:text-style-name="P5" draw:layer="layout" svg:width="4.743cm" svg:height="0.424cm" svg:x="7.962cm" svg:y="1.409cm">
          <draw:text-box>
            <text:p text:style-name="P4"><text:span text:style-name="T1">HELMHOLTZ-ZENTRUM BERLIN</text:span></text:p>
          </draw:text-box>
        </draw:frame>
        <draw:frame draw:style-name="gr4" draw:text-style-name="P5" draw:layer="layout" svg:width="1.975cm" svg:height="0.424cm" svg:x="16.965cm" svg:y="1.099cm">
          <draw:text-box>
            <text:p text:style-name="P4"><text:span text:style-name="T1">1. SEMESTER</text:span></text:p>
          </draw:text-box>
        </draw:frame>
        <draw:frame draw:style-name="gr4" draw:text-style-name="P5" draw:layer="layout" svg:width="4.159cm" svg:height="0.424cm" svg:x="2.103cm" svg:y="1.72cm">
          <draw:text-box>
            <text:p text:style-name="P4"><text:span text:style-name="T1">2016/01/025 – 2016/01/29</text:span></text:p>
          </draw:text-box>
        </draw:frame>
        <draw:line draw:style-name="gr5" draw:text-style-name="P3" draw:layer="layout" svg:x1="2cm" svg:y1="24.987cm" svg:x2="7.665cm" svg:y2="24.987cm">
          <text:p/>
        </draw:line>
        <draw:line draw:style-name="gr5" draw:text-style-name="P3" draw:layer="layout" svg:x1="13.335cm" svg:y1="24.987cm" svg:x2="19cm" svg:y2="24.987cm">
          <text:p/>
        </draw:line>
        <draw:frame draw:style-name="gr4" draw:text-style-name="P5" draw:layer="layout" svg:width="1.835cm" svg:height="0.424cm" svg:x="17.106cm" svg:y="1.72cm">
          <draw:text-box>
            <text:p text:style-name="P4"><text:span text:style-name="T1">KW 05 2016</text:span></text:p>
          </draw:text-box>
        </draw:frame>
        <draw:frame draw:style-name="gr4" draw:text-style-name="P5" draw:layer="layout" svg:width="3.439cm" svg:height="0.424cm" svg:x="2.103cm" svg:y="25.081cm">
          <draw:text-box>
            <text:p text:style-name="P4"><text:span text:style-name="T3">Unterschrift Ausbilder</text:span></text:p>
          </draw:text-box>
        </draw:frame>
        <draw:line draw:style-name="gr5" draw:text-style-name="P3" draw:layer="layout" svg:x1="7.665cm" svg:y1="27.195cm" svg:x2="13.335cm" svg:y2="27.195cm">
          <text:p/>
        </draw:line>
        <draw:frame draw:style-name="gr4" draw:text-style-name="P5" draw:layer="layout" svg:width="4.388cm" svg:height="0.424cm" svg:x="14.46cm" svg:y="25.081cm">
          <draw:text-box>
            <text:p text:style-name="P4"><text:span text:style-name="T3">Unterschrift Auszubildender</text:span></text:p>
          </draw:text-box>
        </draw:frame>
        <draw:frame draw:style-name="gr4" draw:text-style-name="P5" draw:layer="layout" svg:width="7.021cm" svg:height="0.424cm" svg:x="6.946cm" svg:y="27.293cm">
          <draw:text-box>
            <text:p text:style-name="P4"><text:span text:style-name="T3">Unterschrift Klassenlehrer/Außerbetriebliche</text:span></text:p>
          </draw:text-box>
        </draw:frame>
        <draw:frame draw:style-name="gr4" draw:text-style-name="P5" draw:layer="layout" svg:width="1.839cm" svg:height="0.424cm" svg:x="9.56cm" svg:y="27.716cm">
          <draw:text-box>
            <text:p text:style-name="P4"><text:span text:style-name="T3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6"/>
    <meta:generator>LibreOffice/5.2.3.3$Linux_X86_64 LibreOffice_project/20m0$Build-3</meta:generator>
  </office:meta>
</office:document-meta>
</file>